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09aa9c" officeooo:paragraph-rsid="0009aa9c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fo:font-weight="bold" officeooo:rsid="0009aa9c" officeooo:paragraph-rsid="0009aa9c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weight="bold" officeooo:rsid="0009aa9c" officeooo:paragraph-rsid="0009aa9c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weight="normal" officeooo:rsid="000ab1b1" officeooo:paragraph-rsid="000ab1b1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officeooo:rsid="0009aa9c" officeooo:paragraph-rsid="0009aa9c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munication and Presentation Skills</text:p>
      <text:p text:style-name="P2"/>
      <text:p text:style-name="P2"/>
      <text:p text:style-name="P2"/>
      <text:p text:style-name="P3">Assignment # 02</text:p>
      <text:p text:style-name="P3"/>
      <text:p text:style-name="P3"/>
      <text:p text:style-name="P3"/>
      <text:p text:style-name="P3">Name: Hamza Shahid</text:p>
      <text:p text:style-name="P3">Section: BSCS-2A</text:p>
      <text:p text:style-name="P3">Roll no: 20P-011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Skill learning activity 3.4</text:p>
      <text:p text:style-name="P1"/>
      <text:p text:style-name="P5">1: My neighbor has a lot of animals that she keeps in her yard.</text:p>
      <text:p text:style-name="P4">My neighbor Shazia has a 7 animals that she keeps in her yard.</text:p>
      <text:p text:style-name="P4"/>
      <text:p text:style-name="P5">2:When I was a little girl, we live in a big house in the Midwest.</text:p>
      <text:p text:style-name="P4">When I was 8 years old, we live in a 50 Sq Ft house in the Midwest.</text:p>
      <text:p text:style-name="P4"/>
      <text:p text:style-name="P5">3:My husband works for a large newspaper.</text:p>
      <text:p text:style-name="P4">My husband works for a New York Times newspaper.</text:p>
      <text:p text:style-name="P4"/>
      <text:p text:style-name="P5">4:She got up late and had to rush to get to school. But she was late anyway.</text:p>
      <text:p text:style-name="P4">She got up at 10am and had to rush to get to school. But she was 2 hours late anyway.</text:p>
      <text:p text:style-name="P4"/>
      <text:p text:style-name="P5">5:Where did you find that thing?</text:p>
      <text:p text:style-name="P4">Where did you find that key ring?</text:p>
      <text:p text:style-name="P4"/>
      <text:p text:style-name="P5">6:I really like going to that concert. The music was great.</text:p>
      <text:p text:style-name="P4">I really like going to Los Angeles concert. The music was hip hop and loud.</text:p>
      <text:p text:style-name="P4"/>
      <text:p text:style-name="P5">7:I really respect her.</text:p>
      <text:p text:style-name="P4">I really respect Shazia.</text:p>
      <text:p text:style-name="P4"/>
      <text:p text:style-name="P5">8:My boyfriend looks like a hippie.</text:p>
      <text:p text:style-name="P4">My boyfriend Paul looks like a hippie.</text:p>
      <text:p text:style-name="P4"/>
      <text:p text:style-name="P5">9:She was wearing a very trendy outfit.</text:p>
      <text:p text:style-name="P4">She was wearing a black pant with the dark blue shirt.</text:p>
      <text:p text:style-name="P4"/>
      <text:p text:style-name="P5">10:We need to have more freedom to choose courses.</text:p>
      <text:p text:style-name="P4">We need to have more freedom to choose our BSCS degree cours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3:35:03.708696800</meta:creation-date>
    <dc:date>2023-02-10T00:02:37.687347022</dc:date>
    <meta:editing-duration>PT2M3S</meta:editing-duration>
    <meta:editing-cycles>1</meta:editing-cycles>
    <meta:generator>LibreOffice/7.2.2.2$Linux_X86_64 LibreOffice_project/20$Build-2</meta:generator>
    <meta:document-statistic meta:table-count="0" meta:image-count="0" meta:object-count="0" meta:page-count="2" meta:paragraph-count="26" meta:word-count="230" meta:character-count="1163" meta:non-whitespace-character-count="959"/>
  </office:meta>
</office:document-meta>
</file>